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color="#ff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171717" style:font-name="Monospace" fo:font-size="10pt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XML <text:span text:style-name="T1">conten</text:span><text:span text:style-name="T2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Mortagne</meta:initial-creator>
    <meta:creation-date>2010-05-10T17:28:58</meta:creation-date>
    <dc:date>2010-05-10T18:09:30</dc:date>
    <dc:creator>Thomas Mortagne</dc:creator>
    <meta:editing-duration>PT00H00M31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1" meta:word-count="2" meta:character-count="15"/>
  </office:meta>
</office:document-meta>
</file>